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top" draw:auto-grow-height="false" fo:min-height="0.75cm" fo:min-width="0cm"/>
    </style:style>
    <style:style style:name="gr2" style:family="graphic" style:parent-style-name="standard">
      <style:graphic-properties draw:textarea-horizontal-align="justify" draw:textarea-vertical-align="top" draw:auto-grow-height="false" fo:min-height="0.75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true" draw:auto-grow-width="true" fo:min-height="0cm" fo:min-width="0cm"/>
    </style:style>
    <style:style style:name="gr4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5" style:family="graphic" style:parent-style-name="objectwithoutfill">
      <style:graphic-properties svg:stroke-color="#000000" draw:marker-start="Arrow" draw:marker-end="Arrow" draw:marker-end-width="0.2cm" draw:fill="none" draw:textarea-vertical-align="middle"/>
    </style:style>
    <style:style style:name="P1" style:family="paragraph">
      <style:paragraph-properties fo:text-align="center"/>
      <style:text-properties fo:font-size="12pt"/>
    </style:style>
    <style:style style:name="P2" style:family="paragraph">
      <style:text-properties fo:font-size="12pt"/>
    </style:style>
    <style:style style:name="P3" style:family="paragraph">
      <loext:graphic-properties draw:fill="none" draw:fill-color="#ffffff"/>
      <style:text-properties fo:font-size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0.5cm" svg:height="1cm" svg:x="2cm" svg:y="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1cm" svg:x="2.5cm" svg:y="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1cm" svg:x="3cm" svg:y="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1cm" svg:x="3.5cm" svg:y="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1cm" svg:x="4cm" svg:y="5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1cm" svg:x="4.5cm" svg:y="5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1cm" svg:x="5cm" svg:y="5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1cm" svg:x="5.5cm" svg:y="5cm">
          <text:p text:style-name="P1">7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1cm" svg:x="2cm" svg:y="5cm">
          <text:p text:style-name="P1">0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cm" svg:height="1cm" svg:x="6cm" svg:y="5cm">
          <text:p text:style-name="P1">8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2.458cm" svg:height="0.725cm" draw:transform="rotate (1.5707963267949) translate (3.875cm 4.525cm)">
          <draw:text-box>
            <text:p text:style-name="P2">Consumer</text:p>
          </draw:text-box>
        </draw:frame>
        <draw:frame draw:style-name="gr3" draw:text-style-name="P3" draw:layer="layout" svg:width="2.225cm" svg:height="0.725cm" draw:transform="rotate (1.5707963267949) translate (5.9cm 4.525cm)">
          <draw:text-box>
            <text:p text:style-name="P2">Producer</text:p>
          </draw:text-box>
        </draw:frame>
        <draw:line draw:style-name="gr4" draw:text-style-name="P4" draw:layer="layout" svg:x1="4.237cm" svg:y1="4.312cm" svg:x2="4.237cm" svg:y2="5.012cm">
          <text:p/>
        </draw:line>
        <draw:line draw:style-name="gr4" draw:text-style-name="P4" draw:layer="layout" svg:x1="6.262cm" svg:y1="4.312cm" svg:x2="6.262cm" svg:y2="5.012cm">
          <text:p/>
        </draw:line>
        <draw:line draw:style-name="gr5" draw:text-style-name="P6" draw:layer="layout" svg:x1="4.5cm" svg:y1="3.2cm" svg:x2="6.1cm" svg:y2="3.2cm">
          <text:p text:style-name="P5"><text:span text:style-name="T1">Lag</text:span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8T17:38:06.148277080</meta:creation-date>
    <dc:date>2020-01-18T17:48:58.086802050</dc:date>
    <meta:editing-duration>PT11S</meta:editing-duration>
    <meta:editing-cycles>1</meta:editing-cycles>
    <meta:document-statistic meta:object-count="15"/>
    <meta:generator>LibreOffice/6.1.5.2$Linux_X86_64 LibreOffice_project/10$Build-2</meta:generator>
  </office:meta>
</office:document-meta>
</file>